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svg+xml" manifest:full-path="Pictures/10000F0A000018C800002636EA935179.svg"/>
  <manifest:file-entry manifest:media-type="image/png" manifest:full-path="Pictures/1000020100000110000001A4A7A37357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cc99" draw:fill="solid" draw:fill-color="#ffcc99" draw:textarea-vertical-align="middle"/>
    </style:style>
    <style:style style:name="gr2" style:family="graphic" style:parent-style-name="standard">
      <style:graphic-properties svg:stroke-width="0.051cm" svg:stroke-color="#ffcc99" draw:marker-start-width="0.276cm" draw:marker-end-width="0.276cm" draw:fill="solid" draw:fill-color="#ffcc99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cfff9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cfffe7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99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b0b0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d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b0b0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center" draw:textarea-vertical-align="middle" fo:padding-top="0.15cm" fo:padding-bottom="0.15cm" fo:padding-left="0.275cm" fo:padding-right="0.27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3pt" style:font-size-asian="23pt" style:font-size-complex="23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family="'Nimbus Sans L'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ellipse draw:style-name="gr1" draw:text-style-name="P1" draw:layer="layout" svg:width="2.915cm" svg:height="1.963cm" draw:transform="skewX (0.293389847260191) rotate (2.91627064715677) translate (25.31cm 10.065cm)">
            <text:p/>
          </draw:ellipse>
          <draw:ellipse draw:style-name="gr1" draw:text-style-name="P1" draw:layer="layout" svg:width="7.179cm" svg:height="1.521cm" draw:transform="skewX (0.211708438266872) translate (21.624cm 9.643cm)">
            <text:p/>
          </draw:ellipse>
          <draw:ellipse draw:style-name="gr1" draw:text-style-name="P1" draw:layer="layout" svg:width="4.655cm" svg:height="2.34cm" draw:transform="skewX (0.168075206967022) translate (16.422cm 7.958cm)">
            <text:p/>
          </draw:ellipse>
          <draw:ellipse draw:style-name="gr1" draw:text-style-name="P1" draw:layer="layout" svg:width="2.516cm" svg:height="2.076cm" draw:transform="skewX (0.102276294166848) translate (14.519cm 7.758cm)">
            <text:p/>
          </draw:ellipse>
          <draw:ellipse draw:style-name="gr1" draw:text-style-name="P1" draw:layer="layout" svg:width="4.644cm" svg:height="2.003cm" draw:transform="skewX (0.173485727648204) translate (17.743cm 10.538cm)">
            <text:p/>
          </draw:ellipse>
          <draw:ellipse draw:style-name="gr1" draw:text-style-name="P1" draw:layer="layout" svg:width="2.95cm" svg:height="1.89cm" draw:transform="skewX (0.116937059883598) translate (10.695cm 10.088cm)">
            <text:p/>
          </draw:ellipse>
          <draw:ellipse draw:style-name="gr2" draw:text-style-name="P1" draw:layer="layout" svg:width="4.416cm" svg:height="1.85cm" draw:transform="skewX (0.180117978805781) rotate (3.141418120664) translate (17.493cm 12.455cm)">
            <text:p/>
          </draw:ellipse>
          <draw:ellipse draw:style-name="gr1" draw:text-style-name="P1" draw:layer="layout" svg:width="2.915cm" svg:height="1.963cm" draw:transform="skewX (0.293389847260191) rotate (2.91627064715677) translate (23.009cm 10.065cm)">
            <text:p/>
          </draw:ellipse>
          <draw:ellipse draw:style-name="gr1" draw:text-style-name="P1" draw:layer="layout" svg:width="4.373cm" svg:height="1.679cm" draw:transform="skewX (0.1455604596163) translate (9.853cm 9.279cm)">
            <text:p/>
          </draw:ellipse>
          <draw:ellipse draw:style-name="gr1" draw:text-style-name="P1" draw:layer="layout" svg:width="2.869cm" svg:height="1.642cm" draw:transform="skewX (0.125489173218369) translate (10.624cm 8.37cm)">
            <text:p/>
          </draw:ellipse>
          <draw:ellipse draw:style-name="gr1" draw:text-style-name="P1" draw:layer="layout" svg:width="9.705cm" svg:height="2.005cm" draw:transform="skewX (0.22689280275922) translate (13.476cm 9.605cm)">
            <text:p/>
          </draw:ellipse>
          <draw:ellipse draw:style-name="gr1" draw:text-style-name="P1" draw:layer="layout" svg:width="3.89cm" svg:height="1.78cm" draw:transform="skewX (0.141197136486315) translate (22.151cm 10.417cm)">
            <text:p/>
          </draw:ellipse>
          <draw:ellipse draw:style-name="gr1" draw:text-style-name="P1" draw:layer="layout" svg:width="3.32cm" svg:height="0.887cm" draw:transform="skewX (0.22392574303083) translate (12.804cm 10.377cm)">
            <text:p/>
          </draw:ellipse>
          <draw:ellipse draw:style-name="gr1" draw:text-style-name="P1" draw:layer="layout" svg:width="9.702cm" svg:height="2.004cm" draw:transform="skewX (0.224623874731628) translate (16.751cm 9.053cm)">
            <text:p/>
          </draw:ellipse>
          <draw:ellipse draw:style-name="gr1" draw:text-style-name="P1" draw:layer="layout" svg:width="3.41cm" svg:height="1.416cm" draw:transform="skewX (0.18029251173098) translate (24.806cm 8.694cm)">
            <text:p/>
          </draw:ellipse>
          <draw:ellipse draw:style-name="gr1" draw:text-style-name="P1" draw:layer="layout" svg:width="2.957cm" svg:height="2.647cm" draw:transform="skewX (0.0614355896701888) translate (12.219cm 8.158cm)">
            <text:p/>
          </draw:ellipse>
        </draw:g>
        <draw:frame draw:style-name="gr3" draw:text-style-name="P1" draw:layer="layout" svg:width="2.21cm" svg:height="2.845cm" svg:x="2.866cm" svg:y="20.597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1" xml:id="id2" draw:id="id2" draw:layer="layout" svg:width="2.21cm" svg:height="2.845cm" svg:x="11.095cm" svg:y="7.7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1" xml:id="id1" draw:id="id1" draw:layer="layout" svg:width="2.21cm" svg:height="2.845cm" svg:x="2.995cm" svg:y="11.642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4" draw:text-style-name="P2" draw:layer="layout" svg:width="2.41cm" svg:height="1.195cm" svg:x="22.195cm" svg:y="9.289cm">
          <draw:text-box>
            <text:p><text:span text:style-name="T1">… </text:span><text:span text:style-name="T1">...</text:span></text:p>
          </draw:text-box>
        </draw:frame>
        <draw:line draw:style-name="gr5" draw:text-style-name="P1" draw:layer="layout" svg:x1="3.716cm" svg:y1="18.098cm" svg:x2="3.712cm" svg:y2="14.718cm">
          <text:p/>
        </draw:line>
        <draw:connector draw:style-name="gr6" draw:text-style-name="P1" draw:layer="layout" draw:type="curve" draw:line-skew="-0.297cm" svg:x1="5.205cm" svg:y1="13.064cm" svg:x2="11.095cm" svg:y2="9.122cm" draw:start-shape="id1" draw:start-glue-point="1" draw:end-shape="id2" draw:end-glue-point="3" svg:d="m5205 13064c3972 0 1027-3942 5890-3942">
          <text:p/>
        </draw:connector>
        <draw:line draw:style-name="gr5" draw:text-style-name="P1" draw:layer="layout" svg:x1="4.392cm" svg:y1="14.7cm" svg:x2="4.392cm" svg:y2="18.21cm">
          <text:p/>
        </draw:line>
        <draw:rect draw:style-name="gr7" draw:text-style-name="P3" draw:layer="layout" svg:width="8.099cm" svg:height="1.904cm" svg:x="0.127cm" svg:y="9.531cm">
          <text:p text:style-name="P1"><text:span text:style-name="T2">Auditing Agent</text:span></text:p>
        </draw:rect>
        <draw:frame draw:style-name="gr4" draw:text-style-name="P4" draw:layer="layout" svg:width="3.756cm" svg:height="1.276cm" svg:x="2.311cm" svg:y="23.556cm">
          <draw:text-box>
            <text:p><text:span text:style-name="T3">Node A</text:span></text:p>
          </draw:text-box>
        </draw:frame>
        <draw:frame draw:style-name="gr4" draw:text-style-name="P4" draw:layer="layout" svg:width="3.592cm" svg:height="1.276cm" svg:x="-0.076cm" svg:y="14.023cm">
          <draw:text-box>
            <text:p><text:span text:style-name="T3">Node B</text:span></text:p>
          </draw:text-box>
        </draw:frame>
        <draw:frame draw:style-name="gr3" draw:text-style-name="P1" draw:layer="layout" svg:width="2.21cm" svg:height="2.845cm" svg:x="19.095cm" svg:y="7.6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1" draw:layer="layout" svg:width="2.21cm" svg:height="2.845cm" svg:x="24.895cm" svg:y="7.6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rect draw:style-name="gr8" draw:text-style-name="P5" draw:layer="layout" svg:width="5.53cm" svg:height="4.321cm" svg:x="9.412cm" svg:y="3.219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rect>
        <draw:frame draw:style-name="gr4" draw:text-style-name="P4" draw:layer="layout" svg:width="4.426cm" svg:height="1.276cm" svg:x="13.205cm" svg:y="8.179cm">
          <draw:text-box>
            <text:p><text:span text:style-name="T3">Node C</text:span></text:p>
          </draw:text-box>
        </draw:frame>
        <draw:frame draw:style-name="gr4" draw:text-style-name="P2" draw:layer="layout" svg:width="6.851cm" svg:height="1.195cm" svg:x="22.219cm" svg:y="11.81cm">
          <draw:text-box>
            <text:p><text:span text:style-name="T1">Cloud Provider1</text:span></text:p>
          </draw:text-box>
        </draw:frame>
        <draw:rect draw:style-name="gr9" draw:text-style-name="P6" draw:layer="layout" svg:width="5.881cm" svg:height="6.99cm" svg:x="17.012cm" svg:y="0.449cm">
          <text:p/>
        </draw:rect>
        <draw:rect draw:style-name="gr10" draw:text-style-name="P7" draw:layer="layout" svg:width="4.872cm" svg:height="1.185cm" svg:x="17.606cm" svg:y="2.81cm">
          <text:p text:style-name="P1"><text:span text:style-name="T4">apt-rdepends</text:span></text:p>
        </draw:rect>
        <draw:rect draw:style-name="gr11" draw:text-style-name="P6" draw:layer="layout" svg:width="4.877cm" svg:height="1.194cm" svg:x="17.567cm" svg:y="4.3cm">
          <text:p text:style-name="P1"><text:span text:style-name="T5">lshw</text:span></text:p>
        </draw:rect>
        <draw:rect draw:style-name="gr12" draw:text-style-name="P6" draw:layer="layout" svg:width="4.877cm" svg:height="1.194cm" svg:x="17.567cm" svg:y="5.816cm">
          <text:p text:style-name="P1"><text:span text:style-name="T5">NSDMiner</text:span></text:p>
        </draw:rect>
        <draw:frame draw:style-name="gr4" draw:layer="layout" svg:width="5.179cm" svg:height="2.063cm" svg:x="17.399cm" svg:y="0.647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rect draw:style-name="gr9" draw:text-style-name="P6" draw:layer="layout" svg:width="5.881cm" svg:height="6.99cm" svg:x="23.433cm" svg:y="0.419cm">
          <text:p/>
        </draw:rect>
        <draw:rect draw:style-name="gr10" draw:text-style-name="P7" draw:layer="layout" svg:width="4.872cm" svg:height="1.185cm" svg:x="24.027cm" svg:y="2.78cm">
          <text:p text:style-name="P1"><text:span text:style-name="T4">apt-rdepends</text:span></text:p>
        </draw:rect>
        <draw:rect draw:style-name="gr11" draw:text-style-name="P6" draw:layer="layout" svg:width="4.877cm" svg:height="1.194cm" svg:x="23.988cm" svg:y="4.27cm">
          <text:p text:style-name="P1"><text:span text:style-name="T5">lshw</text:span></text:p>
        </draw:rect>
        <draw:rect draw:style-name="gr12" draw:text-style-name="P6" draw:layer="layout" svg:width="4.877cm" svg:height="1.194cm" svg:x="23.988cm" svg:y="5.786cm">
          <text:p text:style-name="P1"><text:span text:style-name="T5">NSDMiner</text:span></text:p>
        </draw:rect>
        <draw:frame draw:style-name="gr4" draw:layer="layout" svg:width="5.179cm" svg:height="2.063cm" svg:x="23.82cm" svg:y="0.617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rect draw:style-name="gr13" draw:text-style-name="P5" draw:layer="layout" svg:width="4.613cm" svg:height="1.791cm" svg:x="9.929cm" svg:y="5.157cm">
          <text:p text:style-name="P1"><text:span text:style-name="T3">P-SOP</text:span></text:p>
        </draw:rect>
        <draw:frame draw:style-name="gr4" draw:text-style-name="P2" draw:layer="layout" svg:width="3.592cm" svg:height="1.195cm" svg:x="16.213cm" svg:y="9.89cm">
          <draw:text-box>
            <text:p><text:span text:style-name="T1">Node E</text:span></text:p>
          </draw:text-box>
        </draw:frame>
        <draw:frame draw:style-name="gr4" draw:text-style-name="P2" draw:layer="layout" svg:width="3.592cm" svg:height="1.195cm" svg:x="26.883cm" svg:y="8.694cm">
          <draw:text-box>
            <text:p><text:span text:style-name="T1">Node F</text:span></text:p>
          </draw:text-box>
        </draw:frame>
        <draw:line draw:style-name="gr14" draw:text-style-name="P1" draw:layer="layout" svg:x1="12.499cm" svg:y1="11.085cm" svg:x2="26.504cm" svg:y2="11.085cm">
          <text:p/>
        </draw:line>
        <draw:line draw:style-name="gr14" draw:text-style-name="P1" draw:layer="layout" svg:x1="12.526cm" svg:y1="11.084cm" svg:x2="12.526cm" svg:y2="10.449cm">
          <text:p/>
        </draw:line>
        <draw:line draw:style-name="gr15" draw:text-style-name="P1" draw:layer="layout" svg:x1="26.494cm" svg:y1="11.119cm" svg:x2="26.494cm" svg:y2="10.11cm">
          <text:p/>
        </draw:line>
        <draw:line draw:style-name="gr15" draw:text-style-name="P1" draw:layer="layout" svg:x1="20.594cm" svg:y1="11.145cm" svg:x2="20.594cm" svg:y2="10.136cm">
          <text:p/>
        </draw:line>
        <draw:line draw:style-name="gr14" draw:text-style-name="P1" draw:layer="layout" svg:x1="12.9cm" svg:y1="11.385cm" svg:x2="26.87cm" svg:y2="11.385cm">
          <text:p/>
        </draw:line>
        <draw:line draw:style-name="gr14" draw:text-style-name="P1" draw:layer="layout" svg:x1="26.841cm" svg:y1="11.385cm" svg:x2="26.841cm" svg:y2="10.11cm">
          <text:p/>
        </draw:line>
        <draw:line draw:style-name="gr14" draw:text-style-name="P1" draw:layer="layout" svg:x1="20.941cm" svg:y1="11.386cm" svg:x2="20.941cm" svg:y2="10.111cm">
          <text:p/>
        </draw:line>
        <draw:line draw:style-name="gr15" draw:text-style-name="P1" draw:layer="layout" svg:x1="12.906cm" svg:y1="11.41cm" svg:x2="12.906cm" svg:y2="10.187cm">
          <text:p/>
        </draw:line>
        <draw:g>
          <draw:ellipse draw:style-name="gr1" draw:text-style-name="P1" draw:layer="layout" svg:width="2.915cm" svg:height="1.963cm" draw:transform="skewX (0.293389847260191) rotate (2.91627064715677) translate (25.298cm 22.852cm)">
            <text:p/>
          </draw:ellipse>
          <draw:ellipse draw:style-name="gr1" draw:text-style-name="P1" draw:layer="layout" svg:width="7.179cm" svg:height="1.521cm" draw:transform="skewX (0.211708438266872) translate (21.612cm 22.43cm)">
            <text:p/>
          </draw:ellipse>
          <draw:ellipse draw:style-name="gr1" draw:text-style-name="P1" draw:layer="layout" svg:width="4.655cm" svg:height="2.34cm" draw:transform="skewX (0.168075206967022) translate (16.41cm 20.745cm)">
            <text:p/>
          </draw:ellipse>
          <draw:ellipse draw:style-name="gr1" draw:text-style-name="P1" draw:layer="layout" svg:width="2.516cm" svg:height="2.076cm" draw:transform="skewX (0.102276294166848) translate (14.507cm 20.545cm)">
            <text:p/>
          </draw:ellipse>
          <draw:ellipse draw:style-name="gr1" draw:text-style-name="P1" draw:layer="layout" svg:width="4.644cm" svg:height="2.003cm" draw:transform="skewX (0.173485727648204) translate (17.731cm 23.325cm)">
            <text:p/>
          </draw:ellipse>
          <draw:ellipse draw:style-name="gr1" draw:text-style-name="P1" draw:layer="layout" svg:width="2.95cm" svg:height="1.89cm" draw:transform="skewX (0.116937059883598) translate (10.683cm 22.875cm)">
            <text:p/>
          </draw:ellipse>
          <draw:ellipse draw:style-name="gr2" draw:text-style-name="P1" draw:layer="layout" svg:width="4.416cm" svg:height="1.85cm" draw:transform="skewX (0.180117978805781) rotate (3.141418120664) translate (17.481cm 25.242cm)">
            <text:p/>
          </draw:ellipse>
          <draw:ellipse draw:style-name="gr1" draw:text-style-name="P1" draw:layer="layout" svg:width="2.915cm" svg:height="1.963cm" draw:transform="skewX (0.293389847260191) rotate (2.91627064715677) translate (22.997cm 22.852cm)">
            <text:p/>
          </draw:ellipse>
          <draw:ellipse draw:style-name="gr1" draw:text-style-name="P1" draw:layer="layout" svg:width="4.373cm" svg:height="1.679cm" draw:transform="skewX (0.1455604596163) translate (9.841cm 22.066cm)">
            <text:p/>
          </draw:ellipse>
          <draw:ellipse draw:style-name="gr1" draw:text-style-name="P1" draw:layer="layout" svg:width="2.869cm" svg:height="1.642cm" draw:transform="skewX (0.125489173218369) translate (10.612cm 21.157cm)">
            <text:p/>
          </draw:ellipse>
          <draw:ellipse draw:style-name="gr1" draw:text-style-name="P1" draw:layer="layout" svg:width="9.705cm" svg:height="2.005cm" draw:transform="skewX (0.22689280275922) translate (13.464cm 22.392cm)">
            <text:p/>
          </draw:ellipse>
          <draw:ellipse draw:style-name="gr1" draw:text-style-name="P1" draw:layer="layout" svg:width="3.89cm" svg:height="1.78cm" draw:transform="skewX (0.141197136486315) translate (22.139cm 23.204cm)">
            <text:p/>
          </draw:ellipse>
          <draw:ellipse draw:style-name="gr1" draw:text-style-name="P1" draw:layer="layout" svg:width="3.32cm" svg:height="0.887cm" draw:transform="skewX (0.22392574303083) translate (12.792cm 23.164cm)">
            <text:p/>
          </draw:ellipse>
          <draw:ellipse draw:style-name="gr1" draw:text-style-name="P1" draw:layer="layout" svg:width="9.702cm" svg:height="2.004cm" draw:transform="skewX (0.224623874731628) translate (16.739cm 21.84cm)">
            <text:p/>
          </draw:ellipse>
          <draw:ellipse draw:style-name="gr1" draw:text-style-name="P1" draw:layer="layout" svg:width="3.41cm" svg:height="1.416cm" draw:transform="skewX (0.18029251173098) translate (24.794cm 21.481cm)">
            <text:p/>
          </draw:ellipse>
          <draw:ellipse draw:style-name="gr1" draw:text-style-name="P1" draw:layer="layout" svg:width="2.957cm" svg:height="2.647cm" draw:transform="skewX (0.0614355896701888) translate (12.207cm 20.945cm)">
            <text:p/>
          </draw:ellipse>
        </draw:g>
        <draw:frame draw:style-name="gr3" draw:text-style-name="P1" xml:id="id3" draw:id="id3" draw:layer="layout" svg:width="2.21cm" svg:height="2.845cm" svg:x="11.083cm" svg:y="20.487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4" draw:text-style-name="P2" draw:layer="layout" svg:width="2.41cm" svg:height="1.195cm" svg:x="22.183cm" svg:y="22.076cm">
          <draw:text-box>
            <text:p><text:span text:style-name="T1">… </text:span><text:span text:style-name="T1">...</text:span></text:p>
          </draw:text-box>
        </draw:frame>
        <draw:frame draw:style-name="gr3" draw:text-style-name="P1" draw:layer="layout" svg:width="2.21cm" svg:height="2.845cm" svg:x="19.083cm" svg:y="20.387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3" draw:text-style-name="P1" draw:layer="layout" svg:width="2.21cm" svg:height="2.845cm" svg:x="24.883cm" svg:y="20.387cm">
          <draw:image xlink:href="Pictures/1000020100000110000001A4A7A37357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4" draw:text-style-name="P4" draw:layer="layout" svg:width="4.35cm" svg:height="1.276cm" svg:x="13.193cm" svg:y="20.966cm">
          <draw:text-box>
            <text:p><text:span text:style-name="T3">Node D</text:span></text:p>
          </draw:text-box>
        </draw:frame>
        <draw:frame draw:style-name="gr4" draw:text-style-name="P2" draw:layer="layout" svg:width="6.851cm" svg:height="1.195cm" svg:x="22.207cm" svg:y="24.597cm">
          <draw:text-box>
            <text:p><text:span text:style-name="T1">Cloud Provider2</text:span></text:p>
          </draw:text-box>
        </draw:frame>
        <draw:rect draw:style-name="gr9" draw:text-style-name="P6" draw:layer="layout" svg:width="5.881cm" svg:height="6.99cm" svg:x="17cm" svg:y="13.236cm">
          <text:p/>
        </draw:rect>
        <draw:rect draw:style-name="gr10" draw:text-style-name="P7" draw:layer="layout" svg:width="4.872cm" svg:height="1.185cm" svg:x="17.594cm" svg:y="15.597cm">
          <text:p text:style-name="P1"><text:span text:style-name="T4">apt-rdepends</text:span></text:p>
        </draw:rect>
        <draw:rect draw:style-name="gr11" draw:text-style-name="P6" draw:layer="layout" svg:width="4.877cm" svg:height="1.194cm" svg:x="17.555cm" svg:y="17.087cm">
          <text:p text:style-name="P1"><text:span text:style-name="T5">lshw</text:span></text:p>
        </draw:rect>
        <draw:rect draw:style-name="gr12" draw:text-style-name="P6" draw:layer="layout" svg:width="4.877cm" svg:height="1.194cm" svg:x="17.555cm" svg:y="18.603cm">
          <text:p text:style-name="P1"><text:span text:style-name="T5">NSDMiner</text:span></text:p>
        </draw:rect>
        <draw:frame draw:style-name="gr4" draw:text-style-name="P4" draw:layer="layout" svg:width="5.179cm" svg:height="2.063cm" svg:x="17.387cm" svg:y="13.434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rect draw:style-name="gr9" draw:text-style-name="P6" draw:layer="layout" svg:width="5.881cm" svg:height="6.99cm" svg:x="23.421cm" svg:y="13.206cm">
          <text:p/>
        </draw:rect>
        <draw:rect draw:style-name="gr10" draw:text-style-name="P7" draw:layer="layout" svg:width="4.872cm" svg:height="1.185cm" svg:x="24.015cm" svg:y="15.567cm">
          <text:p text:style-name="P1"><text:span text:style-name="T4">apt-rdepends</text:span></text:p>
        </draw:rect>
        <draw:rect draw:style-name="gr11" draw:text-style-name="P6" draw:layer="layout" svg:width="4.877cm" svg:height="1.194cm" svg:x="23.976cm" svg:y="17.057cm">
          <text:p text:style-name="P1"><text:span text:style-name="T5">lshw</text:span></text:p>
        </draw:rect>
        <draw:rect draw:style-name="gr12" draw:text-style-name="P6" draw:layer="layout" svg:width="4.877cm" svg:height="1.194cm" svg:x="23.976cm" svg:y="18.573cm">
          <text:p text:style-name="P1"><text:span text:style-name="T5">NSDMiner</text:span></text:p>
        </draw:rect>
        <draw:frame draw:style-name="gr4" draw:layer="layout" svg:width="5.179cm" svg:height="2.063cm" svg:x="23.808cm" svg:y="13.404cm">
          <draw:text-box>
            <text:p text:style-name="P1"><text:span text:style-name="T5">Dependency</text:span></text:p>
            <text:p text:style-name="P1"><text:span text:style-name="T5">Acquisition</text:span></text:p>
          </draw:text-box>
        </draw:frame>
        <draw:frame draw:style-name="gr4" draw:text-style-name="P2" draw:layer="layout" svg:width="3.592cm" svg:height="1.195cm" svg:x="16.201cm" svg:y="22.677cm">
          <draw:text-box>
            <text:p><text:span text:style-name="T1">Node G</text:span></text:p>
          </draw:text-box>
        </draw:frame>
        <draw:frame draw:style-name="gr4" draw:text-style-name="P2" draw:layer="layout" svg:width="3.592cm" svg:height="1.195cm" svg:x="26.871cm" svg:y="21.481cm">
          <draw:text-box>
            <text:p><text:span text:style-name="T1">Node H</text:span></text:p>
          </draw:text-box>
        </draw:frame>
        <draw:line draw:style-name="gr14" draw:text-style-name="P1" draw:layer="layout" svg:x1="12.487cm" svg:y1="23.872cm" svg:x2="26.492cm" svg:y2="23.872cm">
          <text:p/>
        </draw:line>
        <draw:line draw:style-name="gr14" draw:text-style-name="P1" draw:layer="layout" svg:x1="12.514cm" svg:y1="23.871cm" svg:x2="12.514cm" svg:y2="23.236cm">
          <text:p/>
        </draw:line>
        <draw:line draw:style-name="gr15" draw:text-style-name="P1" draw:layer="layout" svg:x1="26.482cm" svg:y1="23.906cm" svg:x2="26.482cm" svg:y2="22.897cm">
          <text:p/>
        </draw:line>
        <draw:line draw:style-name="gr15" draw:text-style-name="P1" draw:layer="layout" svg:x1="20.582cm" svg:y1="23.932cm" svg:x2="20.582cm" svg:y2="22.923cm">
          <text:p/>
        </draw:line>
        <draw:line draw:style-name="gr14" draw:text-style-name="P1" draw:layer="layout" svg:x1="12.888cm" svg:y1="24.172cm" svg:x2="26.858cm" svg:y2="24.172cm">
          <text:p/>
        </draw:line>
        <draw:line draw:style-name="gr14" draw:text-style-name="P1" draw:layer="layout" svg:x1="26.829cm" svg:y1="24.172cm" svg:x2="26.829cm" svg:y2="22.897cm">
          <text:p/>
        </draw:line>
        <draw:line draw:style-name="gr14" draw:text-style-name="P1" draw:layer="layout" svg:x1="20.929cm" svg:y1="24.173cm" svg:x2="20.929cm" svg:y2="22.898cm">
          <text:p/>
        </draw:line>
        <draw:line draw:style-name="gr15" draw:text-style-name="P1" draw:layer="layout" svg:x1="12.894cm" svg:y1="24.197cm" svg:x2="12.894cm" svg:y2="22.974cm">
          <text:p/>
        </draw:line>
        <draw:connector draw:style-name="gr6" draw:text-style-name="P1" draw:layer="layout" draw:type="curve" draw:line-skew="-0.706cm" svg:x1="5.205cm" svg:y1="13.665cm" svg:x2="11.083cm" svg:y2="21.909cm" draw:end-shape="id3" draw:end-glue-point="3" svg:d="m5205 13665c2974 0 36 8244 5878 8244">
          <text:p/>
        </draw:connector>
        <draw:connector draw:style-name="gr6" draw:text-style-name="P1" draw:layer="layout" draw:type="curve" draw:line-skew="-0.336cm" svg:x1="11.095cm" svg:y1="9.122cm" svg:x2="11.083cm" svg:y2="21.909cm" draw:start-shape="id2" draw:start-glue-point="3" draw:end-shape="id3" draw:end-glue-point="3" svg:d="m11095 9122c-1272 0-1266 12787-12 12787">
          <text:p/>
        </draw:connector>
        <draw:rect draw:style-name="gr8" draw:text-style-name="P5" draw:layer="layout" svg:width="5.53cm" svg:height="4.321cm" svg:x="9.8cm" svg:y="15.90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rect>
        <draw:rect draw:style-name="gr13" draw:text-style-name="P5" draw:layer="layout" svg:width="4.613cm" svg:height="1.791cm" svg:x="10.317cm" svg:y="17.844cm">
          <text:p text:style-name="P1"><text:span text:style-name="T3">P-SOP</text:span></text:p>
        </draw:rect>
        <draw:frame draw:style-name="gr16" draw:text-style-name="P8" draw:layer="layout" svg:width="3.877cm" svg:height="1.432cm" svg:x="10.953cm" svg:y="16.146cm">
          <draw:text-box>
            <text:p><text:span text:style-name="T6">Proxy</text:span></text:p>
          </draw:text-box>
        </draw:frame>
        <draw:rect draw:style-name="gr17" draw:text-style-name="P10" draw:layer="layout" svg:width="6.632cm" svg:height="1.858cm" svg:x="0.571cm" svg:y="18.543cm">
          <text:p text:style-name="P9"><text:span text:style-name="T7">Auditing Client</text:span></text:p>
        </draw:rect>
        <draw:frame draw:style-name="gr16" draw:text-style-name="P8" draw:layer="layout" svg:width="3.877cm" svg:height="1.432cm" svg:x="10.454cm" svg:y="3.446cm">
          <draw:text-box>
            <text:p><text:span text:style-name="T6">Proxy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023cm" fo:page-height="26.0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1cm" svg:height="7.047cm" svg:x="1.592cm" svg:y="2.397cm"/>
      <draw:page-thumbnail draw:layer="backgroundobjects" svg:width="8.11cm" svg:height="7.047cm" svg:x="1.592cm" svg:y="10.445cm"/>
      <draw:page-thumbnail draw:layer="backgroundobjects" svg:width="8.11cm" svg:height="7.047cm" svg:x="1.592cm" svg:y="18.493cm"/>
      <draw:page-thumbnail draw:layer="backgroundobjects" svg:width="8.11cm" svg:height="7.047cm" svg:x="11.887cm" svg:y="2.397cm"/>
      <draw:page-thumbnail draw:layer="backgroundobjects" svg:width="8.11cm" svg:height="7.047cm" svg:x="11.887cm" svg:y="10.445cm"/>
      <draw:page-thumbnail draw:layer="backgroundobjects" svg:width="8.11cm" svg:height="7.047cm" svg:x="11.887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4-09-01T12:03:49</meta:creation-date>
    <meta:editing-duration>PT1H37M49S</meta:editing-duration>
    <meta:editing-cycles>24</meta:editing-cycles>
    <dc:date>2014-09-09T13:05:45</dc:date>
    <dc:creator>Ennan Zhai</dc:creator>
    <meta:generator>OpenOffice/4.0.1$Unix OpenOffice.org_project/401m5$Build-9714</meta:generator>
    <meta:document-statistic meta:object-count="126"/>
  </office:meta>
</office:document-meta>
</file>